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7900000083E796CD81FC682721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4" style:family="table">
      <style:table-properties style:width="8.446cm" fo:margin-left="8.05cm" table:align="left"/>
    </style:style>
    <style:style style:name="Таблица4.A" style:family="table-column">
      <style:table-column-properties style:column-width="4.223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0.05pt solid #000000" fo:border-top="none" fo:border-bottom="0.05pt solid #000000"/>
    </style:style>
    <style:style style:name="vars" style:family="table">
      <style:table-properties style:width="17.992cm" table:align="margins"/>
    </style:style>
    <style:style style:name="vars.A" style:family="table-column">
      <style:table-column-properties style:column-width="2.598cm" style:rel-column-width="9464*"/>
    </style:style>
    <style:style style:name="vars.B" style:family="table-column">
      <style:table-column-properties style:column-width="3.198cm" style:rel-column-width="11648*"/>
    </style:style>
    <style:style style:name="vars.C" style:family="table-column">
      <style:table-column-properties style:column-width="12.196cm" style:rel-column-width="44423*"/>
    </style:style>
    <style:style style:name="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var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va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var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uncs" style:family="table">
      <style:table-properties style:width="17.992cm" table:align="margins"/>
    </style:style>
    <style:style style:name="funcs.A" style:family="table-column">
      <style:table-column-properties style:column-width="3.2cm" style:rel-column-width="11654*"/>
    </style:style>
    <style:style style:name="funcs.B" style:family="table-column">
      <style:table-column-properties style:column-width="2.404cm" style:rel-column-width="8757*"/>
    </style:style>
    <style:style style:name="funcs.C" style:family="table-column">
      <style:table-column-properties style:column-width="5.154cm" style:rel-column-width="18773*"/>
    </style:style>
    <style:style style:name="funcs.D" style:family="table-column">
      <style:table-column-properties style:column-width="7.234cm" style:rel-column-width="26351*"/>
    </style:style>
    <style:style style:name="func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unc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unc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unc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style style:name="P2" style:family="paragraph" style:parent-style-name="КП">
      <style:paragraph-properties fo:margin-left="0cm" fo:margin-right="0cm" fo:text-indent="0cm" style:auto-text-indent="false"/>
    </style:style>
    <style:style style:name="P3" style:family="paragraph" style:parent-style-name="КП">
      <style:paragraph-properties fo:margin-left="0cm" fo:margin-right="0cm" fo:text-align="center" style:justify-single-word="false" fo:text-indent="0cm" style:auto-text-indent="false"/>
      <style:text-properties fo:language="ru" fo:country="RU" officeooo:rsid="006fba76" officeooo:paragraph-rsid="006fba76"/>
    </style:style>
    <style:style style:name="P4" style:family="paragraph" style:parent-style-name="КП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weight="normal" officeooo:rsid="006d21b7" officeooo:paragraph-rsid="006fba76" style:font-size-asian="14pt" style:font-weight-asian="normal" style:font-size-complex="14pt" style:font-weight-complex="normal"/>
    </style:style>
    <style:style style:name="P5" style:family="paragraph" style:parent-style-name="КП">
      <style:paragraph-properties fo:margin-left="0cm" fo:margin-right="0cm" fo:text-align="center" style:justify-single-word="false" fo:text-indent="0cm" style:auto-text-indent="false"/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6" style:family="paragraph" style:parent-style-name="КП">
      <style:paragraph-properties fo:margin-left="0cm" fo:margin-right="0cm" fo:text-align="center" style:justify-single-word="false" fo:text-indent="0cm" style:auto-text-indent="false">
        <style:tab-stops>
          <style:tab-stop style:position="13.6cm"/>
        </style:tab-stops>
      </style:paragraph-properties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7" style:family="paragraph" style:parent-style-name="КП">
      <style:paragraph-properties fo:margin-left="0cm" fo:margin-right="0cm" fo:text-indent="0cm" style:auto-text-indent="false"/>
      <style:text-properties fo:font-size="14pt" fo:language="none" fo:country="none" officeooo:rsid="02931364" officeooo:paragraph-rsid="02931364" style:font-size-asian="12.25pt" style:font-size-complex="14pt"/>
    </style:style>
    <style:style style:name="P8" style:family="paragraph" style:parent-style-name="КП">
      <style:paragraph-properties fo:margin-left="0cm" fo:margin-right="0cm" fo:text-indent="0cm" style:auto-text-indent="false"/>
      <style:text-properties fo:language="none" fo:country="none" officeooo:rsid="028f2e7a" officeooo:paragraph-rsid="028f2e7a"/>
    </style:style>
    <style:style style:name="P9" style:family="paragraph" style:parent-style-name="КП">
      <style:paragraph-properties fo:margin-left="0cm" fo:margin-right="0cm" fo:text-indent="0cm" style:auto-text-indent="false"/>
      <style:text-properties fo:language="none" fo:country="none" fo:font-style="normal" officeooo:rsid="028f2e7a" officeooo:paragraph-rsid="028f2e7a" style:font-style-asian="normal" style:font-style-complex="normal"/>
    </style:style>
    <style:style style:name="P10" style:family="paragraph" style:parent-style-name="КП">
      <style:paragraph-properties fo:margin-left="0cm" fo:margin-right="0cm" fo:text-indent="0cm" style:auto-text-indent="false"/>
      <style:text-properties fo:language="none" fo:country="none" fo:font-weight="normal" officeooo:rsid="0291e134" officeooo:paragraph-rsid="0291e134" style:font-weight-asian="normal" style:font-weight-complex="normal"/>
    </style:style>
    <style:style style:name="P11" style:family="paragraph" style:parent-style-name="КП">
      <style:paragraph-properties fo:margin-left="0cm" fo:margin-right="0cm" fo:text-indent="0cm" style:auto-text-indent="false"/>
      <style:text-properties officeooo:rsid="028f2e7a" officeooo:paragraph-rsid="028f2e7a"/>
    </style:style>
    <style:style style:name="P12" style:family="paragraph" style:parent-style-name="КП">
      <style:paragraph-properties fo:margin-left="0cm" fo:margin-right="0cm" fo:text-indent="0cm" style:auto-text-indent="false"/>
      <style:text-properties officeooo:rsid="028fc465" officeooo:paragraph-rsid="028fc465"/>
    </style:style>
    <style:style style:name="P13" style:family="paragraph" style:parent-style-name="КП">
      <style:paragraph-properties fo:margin-left="0cm" fo:margin-right="0cm" fo:text-indent="0cm" style:auto-text-indent="false"/>
      <style:text-properties officeooo:paragraph-rsid="028fc465"/>
    </style:style>
    <style:style style:name="P14" style:family="paragraph" style:parent-style-name="КП">
      <style:paragraph-properties fo:margin-left="0cm" fo:margin-right="0cm" fo:text-indent="0cm" style:auto-text-indent="false"/>
      <style:text-properties officeooo:rsid="029057a7" officeooo:paragraph-rsid="029057a7"/>
    </style:style>
    <style:style style:name="P15" style:family="paragraph" style:parent-style-name="КП">
      <style:paragraph-properties fo:margin-left="0cm" fo:margin-right="0cm" fo:text-indent="0cm" style:auto-text-indent="false"/>
      <style:text-properties officeooo:rsid="0291e134" officeooo:paragraph-rsid="0291e134"/>
    </style:style>
    <style:style style:name="P16" style:family="paragraph" style:parent-style-name="КП">
      <style:paragraph-properties fo:margin-left="0cm" fo:margin-right="0cm" fo:text-indent="0cm" style:auto-text-indent="false"/>
      <style:text-properties officeooo:paragraph-rsid="0291e134"/>
    </style:style>
    <style:style style:name="P17" style:family="paragraph" style:parent-style-name="КП">
      <style:paragraph-properties fo:margin-left="0cm" fo:margin-right="0cm" fo:text-indent="0cm" style:auto-text-indent="false"/>
      <style:text-properties fo:font-weight="bold" officeooo:rsid="0291e134" officeooo:paragraph-rsid="0291e134" style:font-weight-asian="bold" style:font-weight-complex="bold"/>
    </style:style>
    <style:style style:name="P18" style:family="paragraph" style:parent-style-name="КП">
      <style:paragraph-properties fo:margin-left="0cm" fo:margin-right="0cm" fo:text-indent="0cm" style:auto-text-indent="false"/>
      <style:text-properties fo:font-size="12pt" officeooo:rsid="02931364" officeooo:paragraph-rsid="02931364" style:font-size-asian="10.5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3" fo:font-size="14pt" fo:language="en" fo:country="US" fo:font-weight="normal" officeooo:rsid="006d21b7" officeooo:paragraph-rsid="0251b067" style:font-size-asian="14pt" style:font-weight-asian="normal" style:font-name-complex="Times New Roman4" style:font-size-complex="14pt" style:font-weight-complex="normal"/>
    </style:style>
    <style:style style:name="P20" style:family="paragraph" style:parent-style-name="КП">
      <style:paragraph-properties fo:margin-left="0cm" fo:margin-right="0cm" fo:text-align="center" style:justify-single-word="false" fo:text-indent="0cm" style:auto-text-indent="false" fo:break-before="page"/>
      <style:text-properties fo:font-weight="bold" officeooo:rsid="0015bae9" officeooo:paragraph-rsid="0015bae9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2" fo:font-size="14pt" fo:language="ru" fo:country="RU" officeooo:rsid="006fba76" officeooo:paragraph-rsid="006fba76"/>
    </style:style>
    <style:style style:name="P22" style:family="paragraph" style:parent-style-name="Table_20_Contents">
      <style:paragraph-properties fo:text-align="end" style:justify-single-word="false"/>
      <style:text-properties style:font-name="Times New Roman2" fo:font-size="14pt"/>
    </style:style>
    <style:style style:name="P23" style:family="paragraph" style:parent-style-name="Table_20_Contents">
      <style:paragraph-properties fo:text-align="end" style:justify-single-word="false"/>
      <style:text-properties style:font-name="Times New Roman2" fo:font-size="14pt" officeooo:rsid="006fba76" officeooo:paragraph-rsid="006fba76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1e134" officeooo:paragraph-rsid="0291e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1e134" officeooo:paragraph-rsid="02931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31364" officeooo:paragraph-rsid="02931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91e134" officeooo:paragraph-rsid="0291e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931364" officeooo:paragraph-rsid="02931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251b067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3" fo:font-size="14pt" fo:font-weight="bold" officeooo:paragraph-rsid="0251b067" style:font-size-asian="14pt" style:font-weight-asian="bold" style:font-name-complex="Times New Roman4" style:font-size-complex="14pt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3" fo:font-size="14pt" officeooo:paragraph-rsid="0251b067" style:font-size-asian="14pt" style:font-name-complex="Times New Roman4" style:font-size-complex="14pt"/>
    </style:style>
    <style:style style:name="P32" style:family="paragraph" style:parent-style-name="Standard">
      <style:paragraph-properties fo:margin-left="0cm" fo:margin-right="1.499cm" fo:margin-top="0cm" fo:margin-bottom="0cm" loext:contextual-spacing="false" fo:text-align="center" style:justify-single-word="false" fo:text-indent="0cm" style:auto-text-indent="false"/>
      <style:text-properties style:font-name="Times New Roman3" fo:font-size="14pt" officeooo:paragraph-rsid="0251b067" style:font-size-asian="14pt" style:font-name-complex="Times New Roman4" style:font-size-complex="14pt"/>
    </style:style>
    <style:style style:name="P33" style:family="paragraph" style:parent-style-name="КП">
      <style:text-properties officeooo:rsid="028fc465" officeooo:paragraph-rsid="028fc465"/>
    </style:style>
    <style:style style:name="P34" style:family="paragraph" style:parent-style-name="КП">
      <style:text-properties officeooo:paragraph-rsid="029057a7"/>
    </style:style>
    <style:style style:name="P35" style:family="paragraph" style:parent-style-name="КП">
      <style:text-properties fo:font-size="10pt" style:font-size-asian="8.75pt" style:font-size-complex="10pt"/>
    </style:style>
    <style:style style:name="P36" style:family="paragraph" style:parent-style-name="КП">
      <style:text-properties fo:language="none" fo:country="none" officeooo:rsid="029512ab" officeooo:paragraph-rsid="029512ab"/>
    </style:style>
    <style:style style:name="P37" style:family="paragraph" style:parent-style-name="КП">
      <style:paragraph-properties fo:break-before="column"/>
      <style:text-properties fo:font-size="10pt" style:font-size-asian="8.75pt" style:font-size-complex="10pt"/>
    </style:style>
    <style:style style:name="P3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1e134" officeooo:paragraph-rsid="0291e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31364" officeooo:paragraph-rsid="02931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text-properties officeooo:paragraph-rsid="029512ab"/>
    </style:style>
    <style:style style:name="P41" style:family="paragraph" style:parent-style-name="Standard" style:master-page-name="First_20_Page">
      <style:paragraph-properties fo:margin-left="0cm" fo:margin-right="1.499cm" fo:margin-top="0cm" fo:margin-bottom="0cm" loext:contextual-spacing="false" fo:text-align="center" style:justify-single-word="false" fo:text-indent="1.249cm" style:auto-text-indent="false" style:page-number="auto"/>
      <style:text-properties style:font-name="Times New Roman3" fo:font-size="14pt" officeooo:paragraph-rsid="0251b067" style:font-size-asian="14pt" style:font-name-complex="Times New Roman4" style:font-size-complex="14pt"/>
    </style:style>
    <style:style style:name="P42" style:family="paragraph" style:parent-style-name="Heading_20_1">
      <style:text-properties officeooo:rsid="028b754a" officeooo:paragraph-rsid="028b754a"/>
    </style:style>
    <style:style style:name="P43" style:family="paragraph" style:parent-style-name="Heading_20_1">
      <style:text-properties officeooo:rsid="028f2e7a" officeooo:paragraph-rsid="028f2e7a"/>
    </style:style>
    <style:style style:name="P44" style:family="paragraph" style:parent-style-name="Heading_20_1">
      <style:text-properties officeooo:rsid="0291e134" officeooo:paragraph-rsid="0291e134"/>
    </style:style>
    <style:style style:name="P45" style:family="paragraph" style:parent-style-name="Heading_20_1">
      <style:paragraph-properties fo:break-before="page"/>
      <style:text-properties officeooo:rsid="0291e134" officeooo:paragraph-rsid="0291e134"/>
    </style:style>
    <style:style style:name="P46" style:family="paragraph" style:parent-style-name="Heading_20_1">
      <style:paragraph-properties fo:break-before="page"/>
      <style:text-properties officeooo:rsid="0294540f" officeooo:paragraph-rsid="0294540f"/>
    </style:style>
    <style:style style:name="P47" style:family="paragraph" style:parent-style-name="Heading_20_1">
      <style:paragraph-properties fo:break-before="page"/>
      <style:text-properties fo:language="none" fo:country="none" officeooo:rsid="02974fed" officeooo:paragraph-rsid="02974fed"/>
    </style:style>
    <style:style style:name="P48" style:family="paragraph" style:parent-style-name="Heading_20_1">
      <style:paragraph-properties fo:break-before="page"/>
      <style:text-properties officeooo:rsid="029512ab" officeooo:paragraph-rsid="029512ab"/>
    </style:style>
    <style:style style:name="P49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6d21b7" style:font-size-asian="14pt" style:font-weight-asian="normal" style:font-size-complex="14pt" style:font-weight-complex="normal"/>
    </style:style>
    <style:style style:name="T3" style:family="text">
      <style:text-properties fo:language="none" fo:country="none"/>
    </style:style>
    <style:style style:name="T4" style:family="text">
      <style:text-properties fo:language="none" fo:country="none" officeooo:rsid="028a1c66"/>
    </style:style>
    <style:style style:name="T5" style:family="text">
      <style:text-properties fo:language="none" fo:country="none" fo:font-style="normal" style:font-style-asian="normal" style:font-style-complex="normal"/>
    </style:style>
    <style:style style:name="T6" style:family="text">
      <style:text-properties fo:language="none" fo:country="none" officeooo:rsid="0291e134"/>
    </style:style>
    <style:style style:name="T7" style:family="text">
      <style:text-properties fo:language="none" fo:country="none" fo:font-weight="bold" officeooo:rsid="0291e134" style:font-weight-asian="bold" style:font-weight-complex="bold"/>
    </style:style>
    <style:style style:name="T8" style:family="text">
      <style:text-properties fo:language="none" fo:country="none" fo:font-weight="normal" style:font-weight-asian="normal" style:font-weight-complex="normal"/>
    </style:style>
    <style:style style:name="T9" style:family="text">
      <style:text-properties officeooo:rsid="025f1d8a"/>
    </style:style>
    <style:style style:name="T10" style:family="text">
      <style:text-properties officeooo:rsid="028a1c6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1" fo:language="none" fo:country="non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1" officeooo:rsid="028fc465"/>
    </style:style>
    <style:style style:name="T14" style:family="text">
      <style:text-properties officeooo:rsid="028fc465"/>
    </style:style>
    <style:style style:name="T15" style:family="text">
      <style:text-properties officeooo:rsid="0291e134"/>
    </style:style>
    <style:style style:name="T16" style:family="text">
      <style:text-properties officeooo:rsid="029454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tab/>МИНИСТЕРСТВО ОБРАЗОВАНИЯ И НАУКИ РОССИЙСКОЙ ФЕДЕРАЦИИ</text:p>
      <text:p text:style-name="P32">Федеральное государственное бюджетное образовательное учреждение</text:p>
      <text:p text:style-name="P32">высшего образования</text:p>
      <text:p text:style-name="P32">«Московский Авиационный Институт</text:p>
      <text:p text:style-name="P32">(Национальный Исследовательский Университет)»</text:p>
      <text:p text:style-name="P32">ФАКУЛЬТЕТ ИНФОРМАЦИОННЫХ ТЕХНОЛОГИЙ И ПРИКЛАДНОЙ МАТЕМАТИКОЙ</text:p>
      <text:p text:style-name="P32">Кафедра вычислительной математики и программирования</text:p>
      <text:p text:style-name="P29"/>
      <text:p text:style-name="P29"/>
      <text:p text:style-name="P29"/>
      <text:p text:style-name="P29"/>
      <text:p text:style-name="P29"/>
      <text:p text:style-name="P30">Курсовой проект </text:p>
      <text:p text:style-name="P31">по курсу вычислительные системы 1 семестра</text:p>
      <text:p text:style-name="P19">Задание <text:span text:style-name="T10">4. </text:span><text:span text:style-name="T4">Процедуры и функции в качестве параметров</text:span></text:p>
      <text:p text:style-name="P6"/>
      <text:p text:style-name="P5"/>
      <text:p text:style-name="P5"/>
      <text:p text:style-name="P5"/>
      <text:p text:style-name="P5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23">Студент:</text:p>
          </table:table-cell>
          <table:table-cell table:style-name="Таблица4.B1" office:value-type="string">
            <text:p text:style-name="P23"><text:span text:style-name="T9">Саженов К.С.</text:span> </text:p>
          </table:table-cell>
        </table:table-row>
        <table:table-row>
          <table:table-cell table:style-name="Таблица4.A5" office:value-type="string">
            <text:p text:style-name="P23">Группа:</text:p>
          </table:table-cell>
          <table:table-cell table:style-name="Таблица4.B2" office:value-type="string">
            <text:p text:style-name="P21">М80 - 108Б - 19</text:p>
          </table:table-cell>
        </table:table-row>
        <table:table-row>
          <table:table-cell table:style-name="Таблица4.A5" office:value-type="string">
            <text:p text:style-name="P23">Преподаватель:</text:p>
          </table:table-cell>
          <table:table-cell table:style-name="Таблица4.B3" office:value-type="string">
            <text:p text:style-name="P23">Поповкин А.В.</text:p>
          </table:table-cell>
        </table:table-row>
        <table:table-row>
          <table:table-cell table:style-name="Таблица4.A5" office:value-type="string">
            <text:p text:style-name="P23">Подпись:</text:p>
          </table:table-cell>
          <table:table-cell table:style-name="Таблица4.B4" office:value-type="string">
            <text:p text:style-name="P22"/>
          </table:table-cell>
        </table:table-row>
        <table:table-row>
          <table:table-cell table:style-name="Таблица4.A5" office:value-type="string">
            <text:p text:style-name="P23">Оценка:</text:p>
          </table:table-cell>
          <table:table-cell table:style-name="Таблица4.B5" office:value-type="string">
            <text:p text:style-name="P2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М</text:span><text:span text:style-name="T1">осква, 2019</text:span></text:p>
      <text:p text:style-name="P20"><text:s text:c="5"/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9"><text:a xlink:type="simple" xlink:href="#__RefHeading___Toc820_418547613" text:style-name="Index_20_Link" text:visited-style-name="Index_20_Link">Задача<text:tab/>3</text:a></text:p>
          <text:p text:style-name="P49"><text:a xlink:type="simple" xlink:href="#__RefHeading___Toc822_418547613" text:style-name="Index_20_Link" text:visited-style-name="Index_20_Link">общий метод решения<text:tab/>4</text:a></text:p>
          <text:p text:style-name="P50"><text:a xlink:type="simple" xlink:href="#__RefHeading___Toc824_418547613" text:style-name="Index_20_Link" text:visited-style-name="Index_20_Link"><text:s/></text:a><text:a xlink:type="simple" xlink:href="#__RefHeading___Toc824_418547613" text:style-name="Index_20_Link" text:visited-style-name="Index_20_Link">Метод дихотомии</text:a><text:a xlink:type="simple" xlink:href="#__RefHeading___Toc824_418547613" text:style-name="Index_20_Link" text:visited-style-name="Index_20_Link"><text:tab/>4</text:a></text:p>
          <text:p text:style-name="P50"><text:a xlink:type="simple" xlink:href="#__RefHeading___Toc826_418547613" text:style-name="Index_20_Link" text:visited-style-name="Index_20_Link"><text:s/>Метод итераций<text:tab/>4</text:a></text:p>
          <text:p text:style-name="P50"><text:a xlink:type="simple" xlink:href="#__RefHeading___Toc828_418547613" text:style-name="Index_20_Link" text:visited-style-name="Index_20_Link"><text:s/>Метод Ньютона<text:tab/>5</text:a></text:p>
          <text:p text:style-name="P49"><text:a xlink:type="simple" xlink:href="#__RefHeading___Toc830_418547613" text:style-name="Index_20_Link" text:visited-style-name="Index_20_Link">Общие сведения о программе<text:tab/>6</text:a></text:p>
          <text:p text:style-name="P49"><text:a xlink:type="simple" xlink:href="#__RefHeading___Toc832_418547613" text:style-name="Index_20_Link" text:visited-style-name="Index_20_Link">Описание переменных и функций<text:tab/>7</text:a></text:p>
          <text:p text:style-name="P49"><text:a xlink:type="simple" xlink:href="#__RefHeading___Toc834_418547613" text:style-name="Index_20_Link" text:visited-style-name="Index_20_Link">Протокол<text:tab/>8</text:a></text:p>
          <text:p text:style-name="P49"><text:a xlink:type="simple" xlink:href="#__RefHeading___Toc836_418547613" text:style-name="Index_20_Link" text:visited-style-name="Index_20_Link">заключение<text:tab/>11</text:a></text:p>
          <text:p text:style-name="P49"><text:a xlink:type="simple" xlink:href="#__RefHeading___Toc752_4164323645" text:style-name="Index_20_Link" text:visited-style-name="Index_20_Link">Список использованных источников<text:tab/>12</text:a></text:p>
        </text:index-body>
      </text:table-of-content>
      <text:h text:style-name="P42" text:outline-level="1"><text:bookmark-start text:name="__RefHeading___Toc820_418547613"/>Задача<text:bookmark-end text:name="__RefHeading___Toc820_418547613"/></text:h>
      <text:p text:style-name="P2">Составить программу на языке Си с процедурами решения трансцендентных алгебраических уравнений различными численными методами (итераций, Ньютона и половинного деления – дихотомии). Нелинейные уравнения оформить как параметры-функции, разрешив относительно неизвестной величины в случае необходимости. Применить каждую процедуру к решению двух уравнений, заданных двумя строками таблицы, начиная с варианта с заданным номером. Если метод неприменим, дать математическое обоснование.</text:p>
      <text:p text:style-name="P2"/>
      <text:p text:style-name="P8"><draw:frame draw:style-name="fr1" draw:name="Image1" text:anchor-type="paragraph" svg:x="-0.023cm" svg:y="0.794cm" svg:width="17.992cm" svg:height="2.057cm" draw:z-index="0"><draw:image xlink:href="Pictures/100000000000047900000083E796CD81FC682721.png" xlink:type="simple" xlink:show="embed" xlink:actuate="onLoad" loext:mime-type="image/png"/></draw:frame>21 вариант</text:p>
      <text:h text:style-name="P43" text:outline-level="1"><text:bookmark-start text:name="__RefHeading___Toc822_418547613"/>общий метод решения<text:bookmark-end text:name="__RefHeading___Toc822_418547613"/></text:h>
      <text:p text:style-name="P11"><text:tab/>Каждое уравнение решаем <text:span text:style-name="T3">3 методами: итераций, дихотомии и Ньютона.</text:span></text:p>
      <text:p text:style-name="P8"/>
      <text:h text:style-name="Heading_20_3" text:outline-level="3"><text:bookmark-start text:name="__RefHeading___Toc824_418547613"/><text:span text:style-name="T3"><text:tab/></text:span><text:span text:style-name="T12">Метод дихотомии</text:span><text:bookmark-end text:name="__RefHeading___Toc824_418547613"/></text:h>
      <text:p text:style-name="P9"><text:tab/>Очевидно, что если на отрезке [a,b] существует корень уравнения, то значения функции на концах отрезка имеют разные знаки F(a)*F(b) &lt; 0. Метод заключается в делении отрезка пополам и его сужения в два раза на каждом шаге итерационного процесса в зависимости от знака функции в середине отрезка.</text:p>
      <text:p text:style-name="P11"><text:span text:style-name="T5">Итерационный процесс строится следующим образом: за начальное приближение принимаются границы исходного отрезка </text:span><text:span text:style-name="T5"><draw:frame draw:style-name="fr2" draw:name="Object1" text:anchor-type="as-char" svg:y="-0.443cm" svg:width="2.618cm" svg:height="0.53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. Далее вычисления проводятся по формулам: </text:span><text:span text:style-name="T5"><draw:frame draw:style-name="fr2" draw:name="Object2" text:anchor-type="as-char" svg:y="-0.681cm" svg:width="4.225cm" svg:height="1.05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">, если </text:span><text:span text:style-name="T5"><draw:frame draw:style-name="fr2" draw:name="Object3" text:anchor-type="as-char" svg:y="-0.681cm" svg:width="3.727cm" svg:height="1.058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5">; или по формулам:</text:span><text:span text:style-name="T5"><draw:frame draw:style-name="fr2" draw:name="Object4" text:anchor-type="as-char" svg:y="-0.681cm" svg:width="4.225cm" svg:height="1.058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">, если </text:span><text:span text:style-name="T5"><draw:frame draw:style-name="fr2" draw:name="Object5" text:anchor-type="as-char" svg:y="-0.681cm" svg:width="3.725cm" svg:height="1.05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">.</text:span></text:p>
      <text:p text:style-name="P11"><text:span text:style-name="T5">До тех пор, пока не будет выполнено условие </text:span><text:span text:style-name="T5"><draw:frame draw:style-name="fr2" draw:name="Object6" text:anchor-type="as-char" svg:y="-0.437cm" svg:width="1.935cm" svg:height="0.529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">, процесс будет выполняться.</text:span></text:p>
      <text:p text:style-name="P11"><text:span text:style-name="T5">Приближенное значение корня к моменту окончания итерационного процесса получается следующим образом</text:span><text:span text:style-name="T5"><draw:frame draw:style-name="fr2" draw:name="Object7" text:anchor-type="as-char" svg:y="-0.716cm" svg:width="4.166cm" svg:height="1.094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/text:p>
      <text:p text:style-name="P9"/>
      <text:h text:style-name="Heading_20_3" text:outline-level="3"><text:bookmark-start text:name="__RefHeading___Toc826_418547613"/><text:tab/><text:span text:style-name="T13">Метод итераций</text:span><text:bookmark-end text:name="__RefHeading___Toc826_418547613"/></text:h>
      <text:p text:style-name="P33">Идея метода заключается в замене исходного уравнения F(x) = 0 уравнением вида <draw:frame draw:style-name="fr2" draw:name="Object8" text:anchor-type="as-char" svg:y="-0.386cm" svg:width="1.572cm" svg:height="0.508cm" draw:z-index="8"><draw:object xlink:href="./Object 8" xlink:type="simple" xlink:show="embed" xlink:actuate="onLoad"/><draw:image xlink:href="./ObjectReplacements/Object 8" xlink:type="simple" xlink:show="embed" xlink:actuate="onLoad"/></draw:frame>. Достаточное условие сходимости данного метода <draw:frame draw:style-name="fr2" draw:name="Object9" text:anchor-type="as-char" svg:y="-0.388cm" svg:width="3.679cm" svg:height="0.51cm" draw:z-index="9"><draw:object xlink:href="./Object 9" xlink:type="simple" xlink:show="embed" xlink:actuate="onLoad"/><draw:image xlink:href="./ObjectReplacements/Object 9" xlink:type="simple" xlink:show="embed" xlink:actuate="onLoad"/></draw:frame>. Это условие необходимо проверить перед началом решения задачи, так как функция f(x) может быть выбрана неоднозначно, причем в случае неверного выбора указанной функции, метод расходится. Достаточно неплохим выбором является функция <draw:frame draw:style-name="fr2" draw:name="Object10" text:anchor-type="as-char" svg:y="-0.386cm" svg:width="3.993cm" svg:height="0.508cm" draw:z-index="10"><draw:object xlink:href="./Object 10" xlink:type="simple" xlink:show="embed" xlink:actuate="onLoad"/><draw:image xlink:href="./ObjectReplacements/Object 10" xlink:type="simple" xlink:show="embed" xlink:actuate="onLoad"/></draw:frame><text:s/>где <draw:frame draw:style-name="fr2" draw:name="Object11" text:anchor-type="as-char" svg:y="-0.386cm" svg:width="1.207cm" svg:height="0.508cm" draw:z-index="11"><draw:object xlink:href="./Object 11" xlink:type="simple" xlink:show="embed" xlink:actuate="onLoad"/><draw:image xlink:href="./ObjectReplacements/Object 11" xlink:type="simple" xlink:show="embed" xlink:actuate="onLoad"/></draw:frame><text:s/>– производная функции <draw:frame draw:style-name="fr2" draw:name="Object12" text:anchor-type="as-char" svg:y="-0.386cm" svg:width="1.087cm" svg:height="0.508cm" draw:z-index="12"><draw:object xlink:href="./Object 12" xlink:type="simple" xlink:show="embed" xlink:actuate="onLoad"/><draw:image xlink:href="./ObjectReplacements/Object 12" xlink:type="simple" xlink:show="embed" xlink:actuate="onLoad"/></draw:frame>.</text:p>
      <text:p text:style-name="P12"><text:soft-page-break/>Начальное приближение корня: <draw:frame draw:style-name="fr2" draw:name="Object13" text:anchor-type="as-char" svg:y="-0.66cm" svg:width="2.037cm" svg:height="1.037cm" draw:z-index="13"><draw:object xlink:href="./Object 13" xlink:type="simple" xlink:show="embed" xlink:actuate="onLoad"/><draw:image xlink:href="./ObjectReplacements/Object 13" xlink:type="simple" xlink:show="embed" xlink:actuate="onLoad"/></draw:frame><text:s/>(середина исходного отрезка).</text:p>
      <text:p text:style-name="P12">Итерационный процесс: <draw:frame draw:style-name="fr2" draw:name="Object14" text:anchor-type="as-char" svg:y="-0.443cm" svg:width="2.312cm" svg:height="0.564cm" draw:z-index="14"><draw:object xlink:href="./Object 14" xlink:type="simple" xlink:show="embed" xlink:actuate="onLoad"/><draw:image xlink:href="./ObjectReplacements/Object 14" xlink:type="simple" xlink:show="embed" xlink:actuate="onLoad"/></draw:frame>.</text:p>
      <text:p text:style-name="P12">Условие окончания: <draw:frame draw:style-name="fr2" draw:name="Object15" text:anchor-type="as-char" svg:y="-0.445cm" svg:width="2.461cm" svg:height="0.536cm" draw:z-index="15"><draw:object xlink:href="./Object 15" xlink:type="simple" xlink:show="embed" xlink:actuate="onLoad"/><draw:image xlink:href="./ObjectReplacements/Object 15" xlink:type="simple" xlink:show="embed" xlink:actuate="onLoad"/></draw:frame>.</text:p>
      <text:p text:style-name="P13"/>
      <text:h text:style-name="Heading_20_3" text:outline-level="3"><text:bookmark-start text:name="__RefHeading___Toc828_418547613"/><text:tab/><text:span text:style-name="T14">Метод Ньютона</text:span><text:bookmark-end text:name="__RefHeading___Toc828_418547613"/></text:h>
      <text:p text:style-name="КП">Метод Ньютона является частным случаем метода итераций.</text:p>
      <text:p text:style-name="КП">Условие сходимости метода: <draw:frame draw:style-name="fr2" draw:name="Object16" text:anchor-type="as-char" svg:y="-0.437cm" svg:width="4.471cm" svg:height="0.559cm" draw:z-index="16"><draw:object xlink:href="./Object 16" xlink:type="simple" xlink:show="embed" xlink:actuate="onLoad"/><draw:image xlink:href="./ObjectReplacements/Object 16" xlink:type="simple" xlink:show="embed" xlink:actuate="onLoad"/></draw:frame>на отрезке <draw:frame draw:style-name="fr2" draw:name="Object17" text:anchor-type="as-char" svg:y="-0.377cm" svg:width="1.141cm" svg:height="0.482cm" draw:z-index="17"><draw:object xlink:href="./Object 17" xlink:type="simple" xlink:show="embed" xlink:actuate="onLoad"/><draw:image xlink:href="./ObjectReplacements/Object 17" xlink:type="simple" xlink:show="embed" xlink:actuate="onLoad"/></draw:frame>.</text:p>
      <text:p text:style-name="КП">Итерационный процесс: <draw:frame draw:style-name="fr2" draw:name="Object18" text:anchor-type="as-char" svg:y="-0.711cm" svg:width="3.357cm" svg:height="1.178cm" draw:z-index="18"><draw:object xlink:href="./Object 18" xlink:type="simple" xlink:show="embed" xlink:actuate="onLoad"/><draw:image xlink:href="./ObjectReplacements/Object 18" xlink:type="simple" xlink:show="embed" xlink:actuate="onLoad"/></draw:frame>.</text:p>
      <text:p text:style-name="P34">Метод обладает квадратичной сходимостью. Модификацией метода является метод хорд и касательных. Также метод Ньютона может быть использован для решения задач оптимизации, в которых требуется определить ноль первой производной либо градиента в случае многомерного пространства.</text:p>
      <text:p text:style-name="P2"/>
      <text:p text:style-name="P2"/>
      <text:p text:style-name="P14"><text:tab/>В начале программы составляем функции для решения уравнения определённым методом и функции, послужащии им аргументом. Для каждой формулы необходимо запрограммировать исходную функцию. Производную в точку можно принять за дифферинциал от функции в данной точке, который считается по формуле <draw:frame draw:style-name="fr2" draw:name="Object19" text:anchor-type="as-char" svg:y="-0.66cm" svg:width="3.704cm" svg:height="1.037cm" draw:z-index="19"><draw:object xlink:href="./Object 19" xlink:type="simple" xlink:show="embed" xlink:actuate="onLoad"/><draw:image xlink:href="./ObjectReplacements/Object 19" xlink:type="simple" xlink:show="embed" xlink:actuate="onLoad"/></draw:frame>. <text:span text:style-name="T15">В теле основной программы делаем только вызов подпрограмм и вывод.</text:span></text:p>
      <text:p text:style-name="P14"/>
      <text:p text:style-name="P14"><text:tab/><text:span text:style-name="T15">Для удобства и лаконичности в прогрмаме с помощью оператора </text:span><text:span text:style-name="T6">typedef введен тип pFunc, который расшифровывается как pointer function и ld, который расшифровывается long double.</text:span></text:p>
      <text:h text:style-name="P45" text:outline-level="1"><text:bookmark-start text:name="__RefHeading___Toc830_418547613"/>Общие сведения о программе<text:bookmark-end text:name="__RefHeading___Toc830_418547613"/></text:h>
      <text:p text:style-name="P15"><text:span text:style-name="T11">Язык и система программирования</text:span>: <text:span text:style-name="T3">GNU C</text:span></text:p>
      <text:p text:style-name="P16"><text:span text:style-name="T7">Местонахождение файлов</text:span><text:span text:style-name="T6">: sakost@sakost-pc: ~/university/course_work/</text:span></text:p>
      <text:p text:style-name="P17"><text:span text:style-name="T3">Способ вызова и загрузки:</text:span><text:span text:style-name="T8"> gcc c4.c -lm -Wall -pedantic -std=c99 -o c4.out &amp;&amp; c4.out</text:span></text:p>
      <text:p text:style-name="P10"/>
      <text:h text:style-name="P44" text:outline-level="1"><text:bookmark-start text:name="__RefHeading___Toc832_418547613"/>Описание переменных и функций<text:bookmark-end text:name="__RefHeading___Toc832_418547613"/></text:h>
      <text:p text:style-name="P18">Таблица <text:span text:style-name="T3">1.А. Описание переменных</text:span></text:p>
      <table:table table:name="vars" table:style-name="vars">
        <table:table-column table:style-name="vars.A"/>
        <table:table-column table:style-name="vars.B"/>
        <table:table-column table:style-name="vars.C"/>
        <table:table-header-rows>
          <table:table-row>
            <table:table-cell table:style-name="vars.A1" office:value-type="string">
              <text:p text:style-name="P38">Имя</text:p>
            </table:table-cell>
            <table:table-cell table:style-name="vars.A1" office:value-type="string">
              <text:p text:style-name="P38">Тип</text:p>
            </table:table-cell>
            <table:table-cell table:style-name="vars.C1" office:value-type="string">
              <text:p text:style-name="P38">Описание</text:p>
            </table:table-cell>
          </table:table-row>
        </table:table-header-rows>
        <table:table-row>
          <table:table-cell table:style-name="vars.A2" office:value-type="string">
            <text:p text:style-name="P27">k</text:p>
          </table:table-cell>
          <table:table-cell table:style-name="vars.A2" office:value-type="string">
            <text:p text:style-name="P27">ld</text:p>
          </table:table-cell>
          <table:table-cell table:style-name="vars.C2" office:value-type="string">
            <text:p text:style-name="P24">Точность вычислений</text:p>
          </table:table-cell>
        </table:table-row>
        <table:table-row>
          <table:table-cell table:style-name="vars.A2" office:value-type="string">
            <text:p text:style-name="P27">epsilon</text:p>
          </table:table-cell>
          <table:table-cell table:style-name="vars.A2" office:value-type="string">
            <text:p text:style-name="P27">ld</text:p>
          </table:table-cell>
          <table:table-cell table:style-name="vars.C2" office:value-type="string">
            <text:p text:style-name="P24">Машинное эпсилон</text:p>
          </table:table-cell>
        </table:table-row>
        <table:table-row>
          <table:table-cell table:style-name="vars.A2" office:value-type="string">
            <text:p text:style-name="P27">a1</text:p>
          </table:table-cell>
          <table:table-cell table:style-name="vars.A2" office:value-type="string">
            <text:p text:style-name="P27">ld</text:p>
          </table:table-cell>
          <table:table-cell table:style-name="vars.C2" office:value-type="string">
            <text:p text:style-name="P24">Левая граница <text:span text:style-name="T3">1го отрезка </text:span></text:p>
          </table:table-cell>
        </table:table-row>
        <table:table-row>
          <table:table-cell table:style-name="vars.A2" office:value-type="string">
            <text:p text:style-name="P27">b1</text:p>
          </table:table-cell>
          <table:table-cell table:style-name="vars.A2" office:value-type="string">
            <text:p text:style-name="P27">ld</text:p>
          </table:table-cell>
          <table:table-cell table:style-name="vars.C2" office:value-type="string">
            <text:p text:style-name="P24">Правая граница <text:span text:style-name="T3">1го отрезка</text:span></text:p>
          </table:table-cell>
        </table:table-row>
        <table:table-row>
          <table:table-cell table:style-name="vars.A2" office:value-type="string">
            <text:p text:style-name="P27">a2</text:p>
          </table:table-cell>
          <table:table-cell table:style-name="vars.A2" office:value-type="string">
            <text:p text:style-name="P27">ld</text:p>
          </table:table-cell>
          <table:table-cell table:style-name="vars.C2" office:value-type="string">
            <text:p text:style-name="P24">Левая граница <text:span text:style-name="T3">2го отрезка</text:span></text:p>
          </table:table-cell>
        </table:table-row>
        <table:table-row>
          <table:table-cell table:style-name="vars.A2" office:value-type="string">
            <text:p text:style-name="P27">b2</text:p>
          </table:table-cell>
          <table:table-cell table:style-name="vars.A2" office:value-type="string">
            <text:p text:style-name="P27">ld</text:p>
          </table:table-cell>
          <table:table-cell table:style-name="vars.C2" office:value-type="string">
            <text:p text:style-name="P24">Права граница <text:span text:style-name="T3">2го отрезка</text:span></text:p>
          </table:table-cell>
        </table:table-row>
      </table:table>
      <text:p text:style-name="P2"/>
      <text:p text:style-name="P18">Таблица <text:span text:style-name="T3">1.Б. Описание функций</text:span></text:p>
      <table:table table:name="funcs" table:style-name="funcs">
        <table:table-column table:style-name="funcs.A"/>
        <table:table-column table:style-name="funcs.B"/>
        <table:table-column table:style-name="funcs.C"/>
        <table:table-column table:style-name="funcs.D"/>
        <table:table-header-rows>
          <table:table-row>
            <table:table-cell table:style-name="funcs.A1" office:value-type="string">
              <text:p text:style-name="P39">Название функции</text:p>
            </table:table-cell>
            <table:table-cell table:style-name="funcs.A1" office:value-type="string">
              <text:p text:style-name="P39">Выходной тип</text:p>
            </table:table-cell>
            <table:table-cell table:style-name="funcs.A1" office:value-type="string">
              <text:p text:style-name="P39">Входные параметры</text:p>
            </table:table-cell>
            <table:table-cell table:style-name="funcs.D1" office:value-type="string">
              <text:p text:style-name="P39">Описание</text:p>
            </table:table-cell>
          </table:table-row>
        </table:table-header-rows>
        <table:table-row>
          <table:table-cell table:style-name="funcs.A2" office:value-type="string">
            <text:p text:style-name="P27">machineeps</text:p>
          </table:table-cell>
          <table:table-cell table:style-name="funcs.A2" office:value-type="string">
            <text:p text:style-name="P28">ld</text:p>
          </table:table-cell>
          <table:table-cell table:style-name="funcs.A2" office:value-type="string">
            <text:p text:style-name="P26">отсутствуют</text:p>
          </table:table-cell>
          <table:table-cell table:style-name="funcs.D2" office:value-type="string">
            <text:p text:style-name="P25">Функиця, считающая машинное эпсилон</text:p>
          </table:table-cell>
        </table:table-row>
        <table:table-row>
          <table:table-cell table:style-name="funcs.A2" office:value-type="string">
            <text:p text:style-name="P27">dx</text:p>
          </table:table-cell>
          <table:table-cell table:style-name="funcs.A2" office:value-type="string">
            <text:p text:style-name="P28">ld</text:p>
          </table:table-cell>
          <table:table-cell table:style-name="funcs.A2" office:value-type="string">
            <text:p text:style-name="P28">pFunc f, ld x</text:p>
          </table:table-cell>
          <table:table-cell table:style-name="funcs.D2" office:value-type="string">
            <text:p text:style-name="P25">Функция, считающая дифференциал в данной точке</text:p>
          </table:table-cell>
        </table:table-row>
        <table:table-row>
          <table:table-cell table:style-name="funcs.A2" office:value-type="string">
            <text:p text:style-name="P28">sign</text:p>
          </table:table-cell>
          <table:table-cell table:style-name="funcs.A2" office:value-type="string">
            <text:p text:style-name="P28">ld</text:p>
          </table:table-cell>
          <table:table-cell table:style-name="funcs.A2" office:value-type="string">
            <text:p text:style-name="P28">ld x</text:p>
          </table:table-cell>
          <table:table-cell table:style-name="funcs.D2" office:value-type="string">
            <text:p text:style-name="P26">Возвращает <text:span text:style-name="T3">1, если знак x положительный, -1, если отрицательный и 0, если x близок к нулю.</text:span></text:p>
          </table:table-cell>
        </table:table-row>
        <table:table-row>
          <table:table-cell table:style-name="funcs.A2" office:value-type="string">
            <text:p text:style-name="P28">dht_method</text:p>
          </table:table-cell>
          <table:table-cell table:style-name="funcs.A2" office:value-type="string">
            <text:p text:style-name="P28">ld</text:p>
          </table:table-cell>
          <table:table-cell table:style-name="funcs.A2" office:value-type="string">
            <text:p text:style-name="P28">pFunc f, ld a, ld b</text:p>
          </table:table-cell>
          <table:table-cell table:style-name="funcs.D2" office:value-type="string">
            <text:p text:style-name="P26">Находит корень функции методом дихотомии</text:p>
          </table:table-cell>
        </table:table-row>
        <table:table-row>
          <table:table-cell table:style-name="funcs.A2" office:value-type="string">
            <text:p text:style-name="P28">iter_method</text:p>
          </table:table-cell>
          <table:table-cell table:style-name="funcs.A2" office:value-type="string">
            <text:p text:style-name="P28">ld</text:p>
          </table:table-cell>
          <table:table-cell table:style-name="funcs.A2" office:value-type="string">
            <text:p text:style-name="P28">pFunc f, ld a, ld b</text:p>
          </table:table-cell>
          <table:table-cell table:style-name="funcs.D2" office:value-type="string">
            <text:p text:style-name="P26">Находит корень функции методом итераций</text:p>
          </table:table-cell>
        </table:table-row>
        <table:table-row>
          <table:table-cell table:style-name="funcs.A2" office:value-type="string">
            <text:p text:style-name="P28">newton_method</text:p>
          </table:table-cell>
          <table:table-cell table:style-name="funcs.A2" office:value-type="string">
            <text:p text:style-name="P28">ld</text:p>
          </table:table-cell>
          <table:table-cell table:style-name="funcs.A2" office:value-type="string">
            <text:p text:style-name="P28">pFunc f, ld a, ld b</text:p>
          </table:table-cell>
          <table:table-cell table:style-name="funcs.D2" office:value-type="string">
            <text:p text:style-name="P26">Находит корень функции методом Ньютона</text:p>
          </table:table-cell>
        </table:table-row>
        <table:table-row>
          <table:table-cell table:style-name="funcs.A2" office:value-type="string">
            <text:p text:style-name="P28">func1</text:p>
          </table:table-cell>
          <table:table-cell table:style-name="funcs.A2" office:value-type="string">
            <text:p text:style-name="P28">ld</text:p>
          </table:table-cell>
          <table:table-cell table:style-name="funcs.A2" office:value-type="string">
            <text:p text:style-name="P28">ld x</text:p>
          </table:table-cell>
          <table:table-cell table:style-name="funcs.D2" office:value-type="string">
            <text:p text:style-name="P26">Считает значение<text:span text:style-name="T3"> 1 </text:span>функции в данной точке</text:p>
          </table:table-cell>
        </table:table-row>
        <table:table-row>
          <table:table-cell table:style-name="funcs.A2" office:value-type="string">
            <text:p text:style-name="P28">func2</text:p>
          </table:table-cell>
          <table:table-cell table:style-name="funcs.A2" office:value-type="string">
            <text:p text:style-name="P28">ld</text:p>
          </table:table-cell>
          <table:table-cell table:style-name="funcs.A2" office:value-type="string">
            <text:p text:style-name="P28">ld x</text:p>
          </table:table-cell>
          <table:table-cell table:style-name="funcs.D2" office:value-type="string">
            <text:p text:style-name="P26">Считает значение <text:span text:style-name="T3">2 функции в данной точке</text:span></text:p>
          </table:table-cell>
        </table:table-row>
      </table:table>
      <text:p text:style-name="P7"/>
      <text:h text:style-name="P46" text:outline-level="1"><text:bookmark-start text:name="__RefHeading___Toc834_418547613"/>Протокол<text:bookmark-end text:name="__RefHeading___Toc834_418547613"/></text:h>
      <text:p text:style-name="КП"/>
      <text:p text:style-name="P37">[sakost@sakost-pc course work]$ cat main4.c </text:p>
      <text:p text:style-name="P35">#include &lt;stdio.h&gt;</text:p>
      <text:p text:style-name="P35">#include &lt;math.h&gt;</text:p>
      <text:p text:style-name="P35"/>
      <text:p text:style-name="P35">// 22 var</text:p>
      <text:p text:style-name="P35">typedef long double ld;</text:p>
      <text:p text:style-name="P35">typedef ld(*pFunc)(ld);</text:p>
      <text:p text:style-name="P35"/>
      <text:p text:style-name="P35">const ld k = 1;</text:p>
      <text:p text:style-name="P35"/>
      <text:p text:style-name="P35">ld machineeps() {</text:p>
      <text:p text:style-name="P35"><text:s text:c="4"/>ld epsilon = 1, prev;</text:p>
      <text:p text:style-name="P35"><text:s text:c="4"/>ld expression;</text:p>
      <text:p text:style-name="P35"/>
      <text:p text:style-name="P35"><text:s text:c="4"/>do {</text:p>
      <text:p text:style-name="P35"/>
      <text:p text:style-name="P35"><text:s text:c="8"/>prev = epsilon;</text:p>
      <text:p text:style-name="P35"><text:s text:c="8"/>epsilon = epsilon / 2;</text:p>
      <text:p text:style-name="P35"><text:s text:c="8"/>expression = 1 + epsilon;</text:p>
      <text:p text:style-name="P35"/>
      <text:p text:style-name="P35"><text:s text:c="4"/>} while (expression &gt; 1);</text:p>
      <text:p text:style-name="P35"/>
      <text:p text:style-name="P35"><text:s text:c="4"/>return prev;</text:p>
      <text:p text:style-name="P35">}</text:p>
      <text:p text:style-name="P35">ld epsilon;</text:p>
      <text:p text:style-name="P35"/>
      <text:p text:style-name="P35">ld dx(pFunc f, ld x){</text:p>
      <text:p text:style-name="P35"><text:s text:c="4"/>ld eps = epsilon * 2;</text:p>
      <text:p text:style-name="P35"><text:s text:c="4"/>return (f(x+eps/2) - f(x - eps/2))/eps;</text:p>
      <text:p text:style-name="P35">}</text:p>
      <text:p text:style-name="P35"/>
      <text:p text:style-name="P35">ld sign(ld x){</text:p>
      <text:p text:style-name="P35"><text:s text:c="4"/>return x &gt; epsilon ? 1.l : x &lt; -epsilon ? -1.l : 0.l;</text:p>
      <text:p text:style-name="P35">}</text:p>
      <text:p text:style-name="P35"/>
      <text:p text:style-name="P35">ld dht_method(pFunc f, ld a, ld b){</text:p>
      <text:p text:style-name="P35"><text:soft-page-break/><text:s text:c="4"/>ld x = (a + b) / 2;</text:p>
      <text:p text:style-name="P35"><text:s text:c="4"/>while (fabsl(a-b) &gt; epsilon * k){</text:p>
      <text:p text:style-name="P35"><text:s text:c="8"/>x = (a + b) / 2;</text:p>
      <text:p text:style-name="P35"><text:s text:c="8"/>if(f(a) * f(x) &gt; 0.l) a = x;</text:p>
      <text:p text:style-name="P35"><text:s text:c="8"/>else b = x;</text:p>
      <text:p text:style-name="P35"><text:s text:c="4"/>}</text:p>
      <text:p text:style-name="P35"><text:s text:c="4"/>return x;</text:p>
      <text:p text:style-name="P35">}</text:p>
      <text:p text:style-name="P35"/>
      <text:p text:style-name="P35">ld iter_method(pFunc f, ld a, ld b){</text:p>
      <text:p text:style-name="P35"><text:s text:c="4"/>ld x = (a + b) / 2;</text:p>
      <text:p text:style-name="P35"><text:s text:c="4"/>while(fabsl(f(x)) &gt; epsilon * k){</text:p>
      <text:p text:style-name="P35"><text:s text:c="8"/>x = x - f(x)*sign(dx(f, x));</text:p>
      <text:p text:style-name="P35"><text:s text:c="4"/>}</text:p>
      <text:p text:style-name="P35"><text:s text:c="4"/>return x;</text:p>
      <text:p text:style-name="P35">}</text:p>
      <text:p text:style-name="P35"/>
      <text:p text:style-name="P35">ld newton_method(pFunc f, ld a, ld b){</text:p>
      <text:p text:style-name="P35"><text:s text:c="4"/>ld x = (a + b) / 2;</text:p>
      <text:p text:style-name="P35"><text:s text:c="4"/>while(fabsl(f(x)/ dx(f, x)) &gt; epsilon * k){</text:p>
      <text:p text:style-name="P35"><text:s text:c="8"/>x = x - f(x)/dx(f, x);</text:p>
      <text:p text:style-name="P35"><text:s text:c="4"/>}</text:p>
      <text:p text:style-name="P35"><text:s text:c="4"/>return x;</text:p>
      <text:p text:style-name="P35">}</text:p>
      <text:p text:style-name="P35"/>
      <text:p text:style-name="P35">ld a1 = 0.l, b1 = 0.8l;</text:p>
      <text:p text:style-name="P35">ld func1(ld x){</text:p>
      <text:p text:style-name="P35"><text:s text:c="4"/>return tanl(x) - 1.l/3*powl(tanl(x), 3) + 1.l/5*powl(tanl(x), 5) - 1.l/3;</text:p>
      <text:p text:style-name="P35">}</text:p>
      <text:p text:style-name="P35"/>
      <text:p text:style-name="P35">ld a2 = 0.l, b2 = 1.l;</text:p>
      <text:p text:style-name="P35">ld func2(ld x){</text:p>
      <text:p text:style-name="P35"><text:s text:c="4"/>return acosl(x) - sqrtl(1.l - 0.3l*powl(x, 3));</text:p>
      <text:p text:style-name="P35">}</text:p>
      <text:p text:style-name="P35"/>
      <text:p text:style-name="P35"/>
      <text:p text:style-name="P35"/>
      <text:p text:style-name="P35">int main(){</text:p>
      <text:p text:style-name="P35"><text:s text:c="4"/>epsilon = machineeps();</text:p>
      <text:p text:style-name="P35"><text:soft-page-break/><text:s text:c="4"/>printf("for 21 variant:\n");</text:p>
      <text:p text:style-name="P35"><text:s text:c="4"/>printf("dichotomy method result for 21 func: %Lf\n", dht_method(func1, a1, b1));</text:p>
      <text:p text:style-name="P35"><text:s text:c="4"/>printf("iteration method result for 21 func: %Lf\n", iter_method(func1, a1, b1));</text:p>
      <text:p text:style-name="P35"><text:s text:c="4"/>printf("newton method result for 21 func: %Lf\n", newton_method(func1, a1, b1));</text:p>
      <text:p text:style-name="P35"><text:s text:c="4"/>printf("\n");</text:p>
      <text:p text:style-name="P35"><text:s text:c="4"/>printf("for 22 variant:\n");</text:p>
      <text:p text:style-name="P35"><text:s text:c="4"/>printf("dichotomy method result for 22 func: %Lf\n", dht_method(func2, a2, b2));</text:p>
      <text:p text:style-name="P35"><text:s text:c="4"/>printf("iteration method result for 22 func: %Lf\n", iter_method(func2, a2, b2));</text:p>
      <text:p text:style-name="P35"><text:s text:c="4"/>printf("newton method result for 22 func: %Lf\n", newton_method(func2, a2, b2));</text:p>
      <text:p text:style-name="P35">}</text:p>
      <text:p text:style-name="P35"/>
      <text:p text:style-name="P35"/>
      <text:p text:style-name="P35">[sakost@sakost-pc course work]$ gcc main4.c -lm -Wall -pedantic -std=c99 -o c4.out &amp;&amp; ./c4.out</text:p>
      <text:p text:style-name="P35">for 21 variant:</text:p>
      <text:p text:style-name="P35">dichotomy method result for 21 func: 0.333255</text:p>
      <text:p text:style-name="P35">iteration method result for 21 func: 0.333255</text:p>
      <text:p text:style-name="P35">newton method result for 21 func: 0.333255</text:p>
      <text:p text:style-name="P35"/>
      <text:p text:style-name="P35">for 22 variant:</text:p>
      <text:p text:style-name="P35">dichotomy method result for 22 func: 0.562926</text:p>
      <text:p text:style-name="P35">iteration method result for 22 func: 0.562926</text:p>
      <text:p text:style-name="P35">newton method result for 22 func: 0.562926</text:p>
      <text:p text:style-name="P35">[sakost@sakost-pc course work]$</text:p>
      <text:h text:style-name="P47" text:outline-level="1"><text:bookmark-start text:name="__RefHeading___Toc836_418547613"/>заключение<text:bookmark-end text:name="__RefHeading___Toc836_418547613"/></text:h>
      <text:p text:style-name="КП">Данное задание курсового проекта показывает суть некоторых численных методов и их практическое применение для вычисления приближенного значения корней, <text:span text:style-name="T16">однако в абсолюте ни один из вышеприведённх методов не идеален, так как требуется заранее определённые границы поиска искомого корня и при увеличении параметра точности затраты по времени растут слишком быстро</text:span>. Также были использованы универсальные функции, которые принимают в качестве аргументов указатели на другие функции. Это решение позволяет избежать дублирования кода. </text:p>
      <text:h text:style-name="P48" text:outline-level="1"><text:bookmark-start text:name="__RefHeading___Toc752_4164323645"/>Список использованных источников<text:bookmark-end text:name="__RefHeading___Toc752_4164323645"/></text:h>
      <text:p text:style-name="P40"/>
      <text:p text:style-name="КП">1) <text:s/>Математический энциклопедический словарь. — М.: «Сов. энциклопедия », 1988. — С. 847.</text:p>
      <text:p text:style-name="P36">2) Волков Е. А. Численные методы. — М. : Физматлит, 2003.</text:p>
      <text:p text:style-name="P36">3) Максимов Ю. А. Алгоритмы линейного и дискретного программирования – М.: МИФИ, 198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fo:text-align="center" style:justify-single-word="false" fo:orphans="0" fo:widows="0" style:page-number="auto" fo:break-before="page"/>
      <style:text-properties fo:text-transform="uppercase" style:font-name="Times New Roman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КП" style:family="paragraph" style:parent-style-name="Standard" style:master-page-name="">
      <style:paragraph-properties fo:margin-left="0cm" fo:margin-right="0cm" fo:line-height="150%" fo:text-align="justify" style:justify-single-word="false" fo:hyphenation-ladder-count="no-limit" fo:text-indent="1.251cm" style:auto-text-indent="false" style:page-number="auto"/>
      <style:text-properties style:font-name="Times New Roman1" fo:font-family="'Times New Roman'" style:font-family-generic="roman" fo:font-size="14pt" fo:hyphenate="true" fo:hyphenation-remain-char-count="2" fo:hyphenation-push-char-count="2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Times New Roman2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page-layout style:name="Mpm1" style:page-usage="mirrored">
      <style:page-layout-properties fo:page-width="21.001cm" fo:page-height="29.7cm" style:num-format="1" style:print-orientation="portrait" fo:margin-top="2.54cm" fo:margin-bottom="2.54cm" fo:margin-left="1.51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loext:footer-first>
        <text:p text:style-name="MP1"><text:page-number text:select-page="current">2</text:page-number></text:p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15:27.777000000</meta:creation-date>
    <dc:date>2019-12-24T13:41:34.248672070</dc:date>
    <meta:editing-duration>P2DT8H30M9S</meta:editing-duration>
    <meta:editing-cycles>575</meta:editing-cycles>
    <meta:generator>LibreOffice/6.2.8.2$Linux_X86_64 LibreOffice_project/20$Build-2</meta:generator>
    <meta:print-date>2019-11-26T08:56:34.296000000</meta:print-date>
    <meta:document-statistic meta:table-count="3" meta:image-count="1" meta:object-count="19" meta:page-count="12" meta:paragraph-count="203" meta:word-count="1121" meta:character-count="7609" meta:non-whitespace-character-count="6467"/>
  </office:meta>
</office:document-meta>
</file>

<file path=Object 1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n>0</mn>
            </mrow>
            <mo fence="true" stretchy="false">)</mo>
          </mrow>
        </msup>
        <mo stretchy="false">=</mo>
        <mi>a</mi>
      </mrow>
      <mi>,</mi>
      <mrow>
        <msup>
          <mi>b</mi>
          <mrow>
            <mo fence="true" stretchy="false">(</mo>
            <mrow>
              <mn>0</mn>
            </mrow>
            <mo fence="true" stretchy="false">)</mo>
          </mrow>
        </msup>
        <mo stretchy="false">=</mo>
        <mn>0</mn>
      </mrow>
    </mrow>
    <annotation encoding="StarMath 5.0">a^( 0 ) = a,b^( 0 ) = 0 </annotation>
  </semantics>
</math>
</file>

<file path=Object 10/content.xml><?xml version="1.0" encoding="utf-8"?>
<math xmlns="http://www.w3.org/1998/Math/MathML" display="block">
  <semantics>
    <mrow>
      <mi>x</mi>
      <mi>–</mi>
      <mi mathvariant="italic">sign</mi>
      <mrow>
        <mrow>
          <mo fence="true" stretchy="false">(</mo>
          <mrow>
            <mrow>
              <mi mathvariant="italic">dx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∗</mo>
        <mi>F</mi>
      </mrow>
      <mrow>
        <mo fence="true" stretchy="false">(</mo>
        <mrow>
          <mi>x</mi>
        </mrow>
        <mo fence="true" stretchy="false">)</mo>
      </mrow>
    </mrow>
    <annotation encoding="StarMath 5.0">x – sign(dx(x))*F(x)</annotation>
  </semantics>
</math>
</file>

<file path=Object 11/content.xml><?xml version="1.0" encoding="utf-8"?>
<math xmlns="http://www.w3.org/1998/Math/MathML" display="block">
  <semantics>
    <mrow>
      <mi mathvariant="italic">dx</mi>
      <mrow>
        <mo fence="true" stretchy="false">(</mo>
        <mrow>
          <mi>x</mi>
        </mrow>
        <mo fence="true" stretchy="false">)</mo>
      </mrow>
    </mrow>
    <annotation encoding="StarMath 5.0">dx(x)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13/content.xml><?xml version="1.0" encoding="utf-8"?>
<math xmlns="http://www.w3.org/1998/Math/MathML" display="block">
  <semantics>
    <mrow>
      <msup>
        <mi>x</mi>
        <mn>0</mn>
      </msup>
      <mo stretchy="false">=</mo>
      <mfrac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n>2</mn>
      </mfrac>
    </mrow>
    <annotation encoding="StarMath 5.0">x^0 = {(a + b)} over { 2 }</annotation>
  </semantics>
</math>
</file>

<file path=Object 14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i>f</mi>
      </mrow>
      <mrow>
        <mo fence="true" stretchy="false">(</mo>
        <mrow>
          <msup>
            <mi>x</mi>
            <mi>k</mi>
          </msup>
        </mrow>
        <mo fence="true" stretchy="false">)</mo>
      </mrow>
    </mrow>
    <annotation encoding="StarMath 5.0">x^(k+1) = f(x^k)</annotation>
  </semantics>
</math>
</file>

<file path=Object 15/content.xml><?xml version="1.0" encoding="utf-8"?>
<math xmlns="http://www.w3.org/1998/Math/MathML" display="block">
  <semantics>
    <mrow>
      <mrow>
        <mo fence="true" stretchy="true">|</mo>
        <mrow>
          <mrow>
            <msup>
              <mi>x</mi>
              <mi>k</mi>
            </msup>
            <mi>–</mi>
            <msup>
              <mi>x</mi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sup>
          </mrow>
        </mrow>
        <mo fence="true" stretchy="true">|</mo>
      </mrow>
      <mo stretchy="false">&lt;</mo>
      <mi>ɛ</mi>
    </mrow>
    <annotation encoding="StarMath 5.0">abs{x^k – x^(k-1)} &lt; ɛ</annotation>
  </semantics>
</math>
</file>

<file path=Object 16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F</mi>
            </mrow>
            <mi>'</mi>
            <mi>'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|</mo>
      </mrow>
      <mo stretchy="false">&lt;</mo>
      <msup>
        <mrow>
          <mo fence="true" stretchy="false">(</mo>
          <mrow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abs{F(x)*F''(x)} &lt; (F'(x))^2 </annotation>
  </semantics>
</math>
</file>

<file path=Object 17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18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sup>
          <mi>x</mi>
          <mi>k</mi>
        </msup>
      </mrow>
      <mi>–</mi>
      <mfrac>
        <mrow>
          <mi>F</mi>
          <mrow>
            <mo fence="true" stretchy="false">(</mo>
            <mrow>
              <msup>
                <mi>x</mi>
                <mi>k</mi>
              </msup>
            </mrow>
            <mo fence="true" stretchy="false">)</mo>
          </mrow>
        </mrow>
        <mrow>
          <mi>F</mi>
          <mi>'</mi>
          <mrow>
            <mo fence="true" stretchy="false">(</mo>
            <mrow>
              <msup>
                <mi>x</mi>
                <mi>k</mi>
              </msup>
            </mrow>
            <mo fence="true" stretchy="false">)</mo>
          </mrow>
        </mrow>
      </mfrac>
    </mrow>
    <annotation encoding="StarMath 5.0">x^(k+1) = x^k – {F(x^k)} over {F'(x^k)}</annotation>
  </semantics>
</math>
</file>

<file path=Object 19/content.xml><?xml version="1.0" encoding="utf-8"?>
<math xmlns="http://www.w3.org/1998/Math/MathML" display="block">
  <semantics>
    <mrow>
      <munder>
        <mi>lim</mi>
        <mrow>
          <mi mathvariant="italic">Δx</mi>
          <mo stretchy="false">→</mo>
          <mn>0</mn>
        </mrow>
      </munder>
      <mfrac>
        <mrow>
          <mi>f</mi>
          <mrow>
            <mrow>
              <mo fence="true" stretchy="false">(</mo>
              <mrow>
                <mrow>
                  <mi>x</mi>
                  <mo stretchy="false">+</mo>
                  <mi mathvariant="italic">Δx</mi>
                </mrow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i>x</mi>
            </mrow>
            <mo fence="true" stretchy="false">)</mo>
          </mrow>
        </mrow>
        <mi mathvariant="italic">Δx</mi>
      </mfrac>
    </mrow>
    <annotation encoding="StarMath 5.0">lim from{Δx -&gt; 0} { {f(x + Δx) - f(x)} over {Δx} } </annotation>
  </semantics>
</math>
</file>

<file path=Object 2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frac>
          <mrow>
            <msup>
              <mi>a</mi>
              <mi>k</mi>
            </msup>
            <mo stretchy="false">+</mo>
            <msup>
              <mi>b</mi>
              <mi>k</mi>
            </msup>
          </mrow>
          <mn>2</mn>
        </mfrac>
      </mrow>
      <mi>,</mi>
      <mrow>
        <msup>
          <mi>b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sup>
          <mi>b</mi>
          <mi>k</mi>
        </msup>
      </mrow>
    </mrow>
    <annotation encoding="StarMath 5.0">a^(k+1) = { a^k + b^k} over {2}, b^(k+1) = b^k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a</mi>
              <mi>k</mi>
            </msup>
          </mrow>
          <mo fence="true" stretchy="false">)</mo>
        </mrow>
        <mo stretchy="false">∗</mo>
        <mi>F</mi>
      </mrow>
      <mrow>
        <mrow>
          <mo fence="true" stretchy="false">(</mo>
          <mrow>
            <mfrac>
              <mrow>
                <msup>
                  <mi>a</mi>
                  <mi>k</mi>
                </msup>
                <mo stretchy="false">+</mo>
                <msup>
                  <mi>b</mi>
                  <mi>k</mi>
                </msup>
              </mrow>
              <mn>2</mn>
            </mfrac>
          </mrow>
          <mo fence="true" stretchy="false">)</mo>
        </mrow>
        <mo stretchy="false">&gt;</mo>
        <mn>0</mn>
      </mrow>
    </mrow>
    <annotation encoding="StarMath 5.0">F(a^k)*F({a^k + b^k}over{2}) &gt; 0</annotation>
  </semantics>
</math>
</file>

<file path=Object 4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sup>
          <mi>a</mi>
          <mi>k</mi>
        </msup>
      </mrow>
      <mi>,</mi>
      <mrow>
        <msup>
          <mi>b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frac>
          <mrow>
            <msup>
              <mi>a</mi>
              <mi>k</mi>
            </msup>
            <mo stretchy="false">+</mo>
            <msup>
              <mi>b</mi>
              <mi>k</mi>
            </msup>
          </mrow>
          <mn>2</mn>
        </mfrac>
      </mrow>
    </mrow>
    <annotation encoding="StarMath 5.0">a^(k+1) = a^k, b^(k+1) = {a^k + b^k} over {2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b</mi>
              <mi>k</mi>
            </msup>
          </mrow>
          <mo fence="true" stretchy="false">)</mo>
        </mrow>
        <mo stretchy="false">∗</mo>
        <mi>F</mi>
      </mrow>
      <mrow>
        <mrow>
          <mo fence="true" stretchy="false">(</mo>
          <mrow>
            <mfrac>
              <mrow>
                <msup>
                  <mi>a</mi>
                  <mi>k</mi>
                </msup>
                <mo stretchy="false">+</mo>
                <msup>
                  <mi>b</mi>
                  <mi>k</mi>
                </msup>
              </mrow>
              <mn>2</mn>
            </mfrac>
          </mrow>
          <mo fence="true" stretchy="false">)</mo>
        </mrow>
        <mo stretchy="false">&gt;</mo>
        <mn>0</mn>
      </mrow>
    </mrow>
    <annotation encoding="StarMath 5.0">F(b^k)*F({a^k + b^k} over {2}) &gt; 0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row>
            <msup>
              <mi>a</mi>
              <mi>k</mi>
            </msup>
            <mi>–</mi>
            <msup>
              <mi>b</mi>
              <mi>k</mi>
            </msup>
          </mrow>
        </mrow>
        <mo fence="true" stretchy="true">|</mo>
      </mrow>
      <mo stretchy="false">&lt;</mo>
      <mi>ɛ</mi>
    </mrow>
    <annotation encoding="StarMath 5.0">abs{a^k – b^k}  &lt; ɛ</annotation>
  </semantics>
</math>
</file>

<file path=Object 7/content.xml><?xml version="1.0" encoding="utf-8"?>
<math xmlns="http://www.w3.org/1998/Math/MathML" display="block">
  <semantics>
    <mrow>
      <mi>x</mi>
      <mi>≈</mi>
      <mfrac>
        <mrow>
          <mo fence="true" stretchy="false">(</mo>
          <mrow>
            <mrow>
              <msup>
                <mi>a</mi>
                <mrow>
                  <mo fence="true" stretchy="false">(</mo>
                  <mrow>
                    <mi mathvariant="italic">конечное</mi>
                  </mrow>
                  <mo fence="true" stretchy="false">)</mo>
                </mrow>
              </msup>
              <mo stretchy="false">+</mo>
              <msup>
                <mi>b</mi>
                <mrow>
                  <mo fence="true" stretchy="false">(</mo>
                  <mrow>
                    <mi mathvariant="italic">конечное</mi>
                  </mrow>
                  <mo fence="true" stretchy="false">)</mo>
                </mrow>
              </msup>
            </mrow>
          </mrow>
          <mo fence="true" stretchy="false">)</mo>
        </mrow>
        <mn>2</mn>
      </mfrac>
    </mrow>
    <annotation encoding="StarMath 5.0">x ≈ {(a^(конечное) + b^(конечное))} over { 2 }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x = f(x)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  <mo stretchy="false">&lt;</mo>
        <mn>1</mn>
      </mrow>
      <mi>,</mi>
      <mi>x</mi>
      <mi>∈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abs{f '(x)} &lt; 1, x ∈ [a,b]</annotation>
  </semantics>
</math>
</file>